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2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7cm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4.581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>
      <style:graphic-properties draw:fill="solid" draw:fill-color="#ffd320" draw:textarea-horizontal-align="justify" draw:textarea-vertical-align="middle" draw:auto-grow-height="false" fo:min-height="0cm" fo:min-width="0cm" fo:wrap-option="no-wrap"/>
    </style:style>
    <style:style style:name="gr17" style:family="graphic">
      <style:graphic-properties draw:fill="solid" draw:fill-color="#c0c0c0" draw:textarea-horizontal-align="justify" draw:textarea-vertical-align="middle" draw:auto-grow-height="false"/>
    </style:style>
    <style:style style:name="gr18" style:family="graphic">
      <style:graphic-properties draw:fill="solid" draw:fill-color="#e6e6e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>
      <style:graphic-properties draw:fill="solid" draw:fill-color="#ffffff" draw:textarea-horizontal-align="justify" draw:textarea-vertical-align="middle" draw:auto-grow-height="false"/>
    </style:style>
    <style:style style:name="gr22" style:family="graphic">
      <style:graphic-properties draw:fill="solid" draw:fill-color="#ff950e" draw:textarea-horizontal-align="justify" draw:textarea-vertical-align="middle" draw:auto-grow-height="false"/>
    </style:style>
    <style:style style:name="gr23" style:family="graphic">
      <style:graphic-properties draw:fill="solid" draw:fill-color="#ffffff" draw:textarea-horizontal-align="justify" draw:textarea-vertical-align="middle" draw:auto-grow-height="false"/>
    </style:style>
    <style:style style:name="gr24" style:family="graphic">
      <style:graphic-properties draw:fill="solid" draw:fill-color="#ff420e" draw:textarea-horizontal-align="justify" draw:textarea-vertical-align="middle" draw:auto-grow-height="false"/>
    </style:style>
    <style:style style:name="gr25" style:family="graphic">
      <style:graphic-properties draw:fill="solid" draw:fill-color="#aecf00" draw:textarea-horizontal-align="justify" draw:textarea-vertical-align="middle" draw:auto-grow-height="false"/>
    </style:style>
    <style:style style:name="gr26" style:family="graphic">
      <style:graphic-properties draw:fill="solid" draw:fill-color="#9999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.4cm" svg:height="16.126cm" svg:x="8.2cm" svg:y="2.9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49cm" svg:height="0.85cm" svg:x="3.3cm" svg:y="4.45cm">
          <text:p text:style-name="P1">body</text:p>
          <draw:enhanced-geometry svg:viewBox="0 0 21600 21600" draw:mirror-horizontal="true" draw:mirror-vertical="false" draw:type="line-callout-1" draw:modifiers="-3900.16901408451 29138.4253819036 -1521.12676056338 14061.57461809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18.956cm" svg:height="5.537cm" svg:x="8.523cm" svg:y="3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78cm" svg:height="4.487cm" svg:x="8.906cm" svg:y="3.96cm">
          <text:p text:style-name="P1">{LOGO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cm" svg:height="1.05cm" svg:x="3.35cm" svg:y="6.45cm">
          <text:p text:style-name="P1">header_logo</text:p>
          <draw:enhanced-geometry svg:viewBox="0 0 21600 21600" draw:mirror-horizontal="true" draw:mirror-vertical="false" draw:type="line-callout-1" draw:modifiers="-7409.55343257054 6412.17887725975 -1185.3365918684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1" draw:layer="layout" svg:width="3.758cm" svg:height="4.487cm" svg:x="14.95cm" svg:y="3.96cm">
          <text:p text:style-name="P1">{SITENAME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5cm" svg:height="0.8cm" svg:x="13.1cm" svg:y="1.95cm">
          <text:p text:style-name="P1">header_sitename</text:p>
          <draw:enhanced-geometry svg:viewBox="0 0 21600 21600" draw:mirror-horizontal="true" draw:mirror-vertical="false" draw:type="line-callout-1" draw:modifiers="-1362.97065697222 77528.0898876404 -1374.1885224617 14912.3595505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draw:layer="layout" svg:width="4.122cm" svg:height="4.487cm" svg:x="18.951cm" svg:y="3.96cm">
          <text:p text:style-name="P1">{BANNER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cm" svg:height="0.8cm" svg:x="17.7cm" svg:y="2cm">
          <text:p text:style-name="P1">header_banner</text:p>
          <draw:enhanced-geometry svg:viewBox="0 0 21600 21600" draw:mirror-horizontal="true" draw:mirror-vertical="false" draw:type="line-callout-1" draw:modifiers="-1710.02431775196 73483.1460674157 -1447.39259659551 14912.3595505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18.996cm" svg:height="2.425cm" svg:x="8.483cm" svg:y="9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65cm" svg:height="1.05cm" svg:x="3.3cm" svg:y="8cm">
          <text:p text:style-name="P1">wrapper_sitelinks</text:p>
          <draw:enhanced-geometry svg:viewBox="0 0 21600 21600" draw:mirror-horizontal="true" draw:mirror-vertical="false" draw:type="line-callout-1" draw:modifiers="-4249.40872930553 30560.608943863 -1142.46398623952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18.107cm" svg:height="1.455cm" svg:x="9.089cm" svg:y="9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cm" svg:height="1.05cm" svg:x="3.4cm" svg:y="9.4cm">
          <text:p text:style-name="P1">sitelinks_box</text:p>
          <draw:enhanced-geometry svg:viewBox="0 0 21600 21600" draw:mirror-horizontal="true" draw:mirror-vertical="false" draw:type="line-callout-1" draw:modifiers="-6536.14752277272 17551.284490961 -1180.53765829816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4.203cm" svg:height="1.172cm" svg:x="9.574cm" svg:y="9.983cm">
          <text:p text:style-name="P1">Link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162cm" svg:height="1.172cm" svg:x="13.98cm" svg:y="9.983cm">
          <text:p text:style-name="P1">Link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5cm" svg:height="1.05cm" svg:x="3.35cm" svg:y="10.7cm">
          <text:p text:style-name="P1">sitelinks_item</text:p>
          <draw:enhanced-geometry svg:viewBox="0 0 21600 21600" draw:mirror-horizontal="true" draw:mirror-vertical="false" draw:type="line-callout-1" draw:modifiers="-10045.3830599865 4418.648905804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4.163cm" svg:height="1.172cm" svg:x="18.304cm" svg:y="9.983cm">
          <text:p text:style-name="P1">Link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163cm" svg:height="1.172cm" svg:x="22.629cm" svg:y="9.983cm">
          <text:p text:style-name="P1">Link4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372cm" svg:height="0.777cm" svg:x="14.95cm" svg:y="9.084cm">
          <draw:text-box>
            <text:p text:style-name="P2">{SITELINKS}</text:p>
          </draw:text-box>
        </draw:frame>
        <draw:custom-shape draw:style-name="gr3" draw:text-style-name="P1" draw:layer="layout" svg:width="18.996cm" svg:height="5.416cm" svg:x="8.483cm" svg:y="11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8.996cm" svg:height="1.778cm" svg:x="8.483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5cm" svg:height="1.05cm" svg:x="3.3cm" svg:y="12.15cm">
          <text:p text:style-name="P1">wrapper_middle</text:p>
          <draw:enhanced-geometry svg:viewBox="0 0 21600 21600" draw:mirror-horizontal="true" draw:mirror-vertical="false" draw:type="line-callout-1" draw:modifiers="-4896.51763648618 -5816.17507136061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45cm" svg:height="1.05cm" svg:x="3.25cm" svg:y="16.45cm">
          <text:p text:style-name="P1">wrapper_footer</text:p>
          <draw:enhanced-geometry svg:viewBox="0 0 21600 21600" draw:mirror-horizontal="true" draw:mirror-vertical="false" draw:type="line-callout-1" draw:modifiers="-4498.58458773309 19976.4034253092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4.001cm" svg:height="4.81cm" svg:x="8.847cm" svg:y="12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5cm" svg:height="1.05cm" svg:x="3.3cm" svg:y="13.55cm">
          <text:p text:style-name="P1">middle_lmenu</text:p>
          <draw:enhanced-geometry svg:viewBox="0 0 21600 21600" draw:mirror-horizontal="true" draw:mirror-vertical="false" draw:type="line-callout-1" draw:modifiers="-6439.72141091889 -26429.6860133206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text-style-name="P2" draw:layer="layout" svg:width="2.542cm" svg:height="1.352cm" svg:x="9.291cm" svg:y="12.044cm">
          <draw:text-box>
            <text:p text:style-name="P2">{MENU1}</text:p>
            <text:p text:style-name="P2">{MENU2}</text:p>
          </draw:text-box>
        </draw:frame>
        <draw:custom-shape draw:style-name="gr6" draw:text-style-name="P1" draw:layer="layout" svg:width="4.244cm" svg:height="4.729cm" svg:x="23.073cm" svg:y="12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542cm" svg:height="1.352cm" svg:x="24.043cm" svg:y="11.985cm">
          <draw:text-box>
            <text:p text:style-name="P2">{MENU3}</text:p>
            <text:p text:style-name="P2">{MENU4}</text:p>
          </draw:text-box>
        </draw:frame>
        <draw:custom-shape draw:style-name="gr13" draw:text-style-name="P1" draw:layer="layout" svg:width="9.821cm" svg:height="4.81cm" svg:x="13.01cm" svg:y="12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001cm" svg:height="1.616cm" svg:x="8.847cm" svg:y="1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2.541cm" svg:height="1.352cm" svg:x="8.887cm" svg:y="17.32cm">
          <draw:text-box>
            <text:p text:style-name="P2">{MENU5}</text:p>
            <text:p text:style-name="P2">{MENU6}</text:p>
          </draw:text-box>
        </draw:frame>
        <draw:custom-shape draw:style-name="gr2" draw:text-style-name="P1" draw:layer="layout" svg:width="4.35cm" svg:height="1.05cm" svg:x="3.35cm" svg:y="15.05cm">
          <text:p text:style-name="P1">middle_content</text:p>
          <draw:enhanced-geometry svg:viewBox="0 0 21600 21600" draw:mirror-horizontal="true" draw:mirror-vertical="false" draw:type="line-callout-1" draw:modifiers="-30471.339921857 -57257.4690770695 -1221.23649735693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45cm" svg:height="0.7cm" svg:x="21.1cm" svg:y="19.6cm">
          <text:p text:style-name="P1">middle_rmenu</text:p>
          <draw:enhanced-geometry svg:viewBox="0 0 21600 21600" draw:mirror-horizontal="true" draw:mirror-vertical="false" draw:type="line-callout-1" draw:modifiers="-19.411368231858 -112714.407988588 -1174.38777802741 17039.65763195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5.5cm" svg:height="0.6cm" svg:x="3.3cm" svg:y="19.6cm">
          <text:p text:style-name="P1">footer_menu</text:p>
          <draw:enhanced-geometry svg:viewBox="0 0 21600 21600" draw:mirror-horizontal="true" draw:mirror-vertical="false" draw:type="line-callout-1" draw:modifiers="-10326.8496636975 -44961.0648918469 -965.933466642429 19874.87520798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14.308cm" svg:height="1.616cm" svg:x="12.969cm" svg:y="1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0.8cm" svg:x="13.1cm" svg:y="19.35cm">
          <text:p text:style-name="P1">footer_disclaimer</text:p>
          <draw:enhanced-geometry svg:viewBox="0 0 21600 21600" draw:mirror-horizontal="true" draw:mirror-vertical="false" draw:type="line-callout-1" draw:modifiers="-3094.12834030176 -45653.9325842697 -965.933466642429 14912.3595505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4" draw:text-style-name="P2" draw:layer="layout" svg:width="5.025cm" svg:height="1.353cm" svg:x="13.495cm" svg:y="17.36cm">
          <draw:text-box>
            <text:p text:style-name="P2">{SITENAME}</text:p>
            <text:p text:style-name="P1">{SITEDISCLAIMER}</text:p>
          </draw:text-box>
        </draw:frame>
        <draw:custom-shape draw:style-name="gr5" draw:text-style-name="P1" draw:layer="layout" svg:width="4.123cm" svg:height="4.486cm" svg:x="23.275cm" svg:y="4.001cm">
          <text:p text:style-name="P1">{MENU7}</text:p>
          <text:p text:style-name="P1">{MENU8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cm" svg:height="0.7cm" svg:x="22.4cm" svg:y="2.05cm">
          <text:p text:style-name="P1">header_menu*</text:p>
          <draw:enhanced-geometry svg:viewBox="0 0 21600 21600" draw:mirror-horizontal="true" draw:mirror-vertical="false" draw:type="line-callout-1" draw:modifiers="-1447.39259659551 83226.2482168331 -1429.88381518509 17008.84450784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3.7cm" svg:height="0.85cm" svg:x="8.65cm" svg:y="1.95cm">
          <text:p text:style-name="P1">wrapper_header</text:p>
          <draw:enhanced-geometry svg:viewBox="0 0 21600 21600" draw:mirror-horizontal="true" draw:mirror-vertical="false" draw:type="line-callout-1" draw:modifiers="-1645.82545258038 47235.7226792009 -1447.39259659551 14036.19271445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3.949cm" svg:height="0.7cm" svg:x="3.3cm" svg:y="3.25cm">
          <text:p text:style-name="P1">wrapper</text:p>
          <draw:enhanced-geometry svg:viewBox="0 0 21600 21600" draw:mirror-horizontal="true" draw:mirror-vertical="false" draw:type="line-callout-1" draw:modifiers="-6955.74683544304 -1817.97432239658 -1361.62025316456 17008.84450784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5" draw:text-style-name="P3" draw:layer="layout" svg:width="10cm" svg:height="1.276cm" svg:x="0.95cm" svg:y="0.8cm">
          <draw:text-box>
            <text:p text:style-name="P3"><text:span text:style-name="T1">CLASS of SITE</text:span></text:p>
          </draw:text-box>
        </draw:frame>
      </draw:page>
      <draw:page draw:name="page2" draw:style-name="dp1" draw:master-page-name="Обычный">
        <draw:custom-shape draw:style-name="gr3" draw:text-style-name="P1" draw:layer="layout" svg:width="21.971cm" svg:height="12.5cm" svg:x="5.879cm" svg:y="4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Разметка" svg:width="4.45cm" svg:height="1.05cm" svg:x="0.929cm" svg:y="3.15cm">
          <text:p text:style-name="P1">wrapper_middle</text:p>
          <draw:enhanced-geometry svg:viewBox="0 0 21600 21600" draw:mirror-horizontal="true" draw:mirror-vertical="false" draw:type="line-callout-1" draw:modifiers="-6920.15277465738 34547.6688867745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" draw:layer="Разметка" svg:width="5.35cm" svg:height="10.85cm" svg:x="6.229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Разметка" svg:width="4.45cm" svg:height="1.05cm" svg:x="0.829cm" svg:y="5.95cm">
          <text:p text:style-name="P1">middle_lmenu</text:p>
          <draw:enhanced-geometry svg:viewBox="0 0 21600 21600" draw:mirror-horizontal="true" draw:mirror-vertical="false" draw:type="line-callout-1" draw:modifiers="-5595.32689283307 2178.49666983825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text-style-name="P2" draw:layer="layout" svg:width="2.542cm" svg:height="1.352cm" svg:x="6.529cm" svg:y="6.05cm">
          <draw:text-box>
            <text:p text:style-name="P2">{MENU}</text:p>
          </draw:text-box>
        </draw:frame>
        <draw:custom-shape draw:style-name="gr18" draw:text-style-name="P1" draw:layer="Разметка" svg:width="15.671cm" svg:height="10.81cm" svg:x="11.908cm" svg:y="5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Разметка" svg:width="4.35cm" svg:height="1.05cm" svg:x="10.579cm" svg:y="3cm">
          <text:p text:style-name="P1">middle_content</text:p>
          <draw:enhanced-geometry svg:viewBox="0 0 21600 21600" draw:mirror-horizontal="true" draw:mirror-vertical="false" draw:type="line-callout-1" draw:modifiers="-5222.5235578028 67451.1893434824 -1221.23649735693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4.95cm" svg:height="8.6cm" svg:x="6.429cm" svg:y="6.9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542cm" svg:height="1.352cm" svg:x="6.487cm" svg:y="15.15cm">
          <draw:text-box>
            <text:p text:style-name="P2">...</text:p>
            <text:p text:style-name="P2">{MENUn}</text:p>
          </draw:text-box>
        </draw:frame>
        <draw:custom-shape draw:style-name="gr4" draw:text-style-name="P1" draw:layer="layout" svg:width="4.55cm" svg:height="0.85cm" svg:x="6.679cm" svg:y="7.8cm">
          <text:p text:style-name="P1">menu_cap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55cm" svg:height="6.3cm" svg:x="6.629cm" svg:y="8.9cm">
          <text:p text:style-name="P1">menu_tex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cm" svg:height="0.85cm" svg:x="12.279cm" svg:y="6.6cm">
          <text:p text:style-name="P1">content_cap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4.95cm" svg:height="7.35cm" svg:x="12.279cm" svg:y="7.7cm">
          <text:p text:style-name="P1">content_text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4.95cm" svg:height="0.95cm" svg:x="12.329cm" svg:y="15.203cm">
          <text:p text:style-name="P1">content_in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5cm" svg:height="1.05cm" svg:x="0.929cm" svg:y="7.55cm">
          <text:p text:style-name="P1">menu</text:p>
          <draw:enhanced-geometry svg:viewBox="0 0 21600 21600" draw:mirror-horizontal="true" draw:mirror-vertical="false" draw:type="line-callout-1" draw:modifiers="-6279.57762300607 -6967.07897240723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45cm" svg:height="1.05cm" svg:x="0.979cm" svg:y="8.85cm">
          <text:p text:style-name="P1">menu_caption</text:p>
          <draw:enhanced-geometry svg:viewBox="0 0 21600 21600" draw:mirror-horizontal="true" draw:mirror-vertical="false" draw:type="line-callout-1" draw:modifiers="-7322.93866546843 -9782.68315889629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45cm" svg:height="1.05cm" svg:x="0.929cm" svg:y="10.5cm">
          <text:p text:style-name="P1">menu_text</text:p>
          <draw:enhanced-geometry svg:viewBox="0 0 21600 21600" draw:mirror-horizontal="true" draw:mirror-vertical="false" draw:type="line-callout-1" draw:modifiers="-7322.93866546843 -9782.68315889629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45cm" svg:height="1.05cm" svg:x="18.179cm" svg:y="2.75cm">
          <text:p text:style-name="P1">content_caption</text:p>
          <draw:enhanced-geometry svg:viewBox="0 0 21600 21600" draw:mirror-horizontal="true" draw:mirror-vertical="false" draw:type="line-callout-1" draw:modifiers="-6900.74140642552 88414.0818268316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45cm" svg:height="1.05cm" svg:x="6.379cm" svg:y="17.75cm">
          <text:p text:style-name="P1">content_text</text:p>
          <draw:enhanced-geometry svg:viewBox="0 0 21600 21600" draw:mirror-horizontal="true" draw:mirror-vertical="false" draw:type="line-callout-1" draw:modifiers="-9938.6205347113 -100683.539486204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4.45cm" svg:height="1.05cm" svg:x="10.929cm" svg:y="19.4cm">
          <text:p text:style-name="P1">content_info*</text:p>
          <draw:enhanced-geometry svg:viewBox="0 0 21600 21600" draw:mirror-horizontal="true" draw:mirror-vertical="false" draw:type="line-callout-1" draw:modifiers="-11593.4396764772 -75589.7240723121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0" draw:text-style-name="P3" draw:layer="layout" svg:width="7.555cm" svg:height="1.276cm" svg:x="2.15cm" svg:y="1.3cm">
          <draw:text-box>
            <text:p text:style-name="P3"><text:span text:style-name="T1">Content &amp; Menu</text:span></text:p>
          </draw:text-box>
        </draw:frame>
      </draw:page>
      <draw:page draw:name="page3" draw:style-name="dp1" draw:master-page-name="Обычный">
        <draw:custom-shape draw:style-name="gr21" draw:text-style-name="P1" draw:layer="Разметка" svg:width="21.971cm" svg:height="12.5cm" svg:x="5.879cm" svg:y="4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Разметка" svg:width="4.45cm" svg:height="1.05cm" svg:x="0.929cm" svg:y="3.15cm">
          <text:p text:style-name="P1">wrapper_middle</text:p>
          <draw:enhanced-geometry svg:viewBox="0 0 21600 21600" draw:mirror-horizontal="true" draw:mirror-vertical="false" draw:type="line-callout-1" draw:modifiers="-6920.15277465738 34547.6688867745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" draw:layer="Разметка" svg:width="20.2cm" svg:height="10.81cm" svg:x="7.3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Разметка" svg:width="4.35cm" svg:height="1.05cm" svg:x="10.579cm" svg:y="3cm">
          <text:p text:style-name="P1">middle_content</text:p>
          <draw:enhanced-geometry svg:viewBox="0 0 21600 21600" draw:mirror-horizontal="true" draw:mirror-vertical="false" draw:type="line-callout-1" draw:modifiers="-5222.5235578028 67451.1893434824 -1221.23649735693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2" draw:text-style-name="P1" draw:layer="Разметка" svg:width="7.872cm" svg:height="0.85cm" svg:x="7.828cm" svg:y="6.41cm">
          <text:p text:style-name="P1">news_captio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Разметка" svg:width="7.922cm" svg:height="7.35cm" svg:x="7.828cm" svg:y="7.51cm">
          <text:p text:style-name="P1">news_text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Разметка" svg:width="7.82cm" svg:height="0.95cm" svg:x="7.98cm" svg:y="15cm">
          <text:p text:style-name="P1">news_info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Разметка" svg:width="4.45cm" svg:height="1.05cm" svg:x="1cm" svg:y="6.15cm">
          <text:p text:style-name="P1">news_caption</text:p>
          <draw:enhanced-geometry svg:viewBox="0 0 21600 21600" draw:mirror-horizontal="true" draw:mirror-vertical="false" draw:type="line-callout-1" draw:modifiers="-13020.1752415188 13050.4281636537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" draw:layer="Разметка" svg:width="4.45cm" svg:height="1.05cm" svg:x="0.75cm" svg:y="12.8cm">
          <text:p text:style-name="P1">newst_text</text:p>
          <draw:enhanced-geometry svg:viewBox="0 0 21600 21600" draw:mirror-horizontal="true" draw:mirror-vertical="false" draw:type="line-callout-1" draw:modifiers="-15004.9876432262 -92647.7640342531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" draw:layer="Разметка" svg:width="4.45cm" svg:height="1.05cm" svg:x="0.85cm" svg:y="16.2cm">
          <text:p text:style-name="P1">news_info*</text:p>
          <draw:enhanced-geometry svg:viewBox="0 0 21600 21600" draw:mirror-horizontal="true" draw:mirror-vertical="false" draw:type="line-callout-1" draw:modifiers="-18173.8935070771 -19811.9885823026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0" draw:text-style-name="P3" draw:layer="layout" svg:width="3.262cm" svg:height="1.276cm" svg:x="1.165cm" svg:y="1.25cm">
          <draw:text-box>
            <text:p text:style-name="P3"><text:span text:style-name="T1">NEWS</text:span></text:p>
          </draw:text-box>
        </draw:frame>
        <draw:custom-shape draw:style-name="gr4" draw:text-style-name="P1" draw:layer="layout" svg:width="7.872cm" svg:height="0.85cm" svg:x="16.6cm" svg:y="6.45cm">
          <text:p text:style-name="P1">news_cap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922cm" svg:height="7.35cm" svg:x="16.6cm" svg:y="7.55cm">
          <text:p text:style-name="P1">news_text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82cm" svg:height="0.95cm" svg:x="16.752cm" svg:y="15.04cm">
          <text:p text:style-name="P1">news_info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frame draw:style-name="gr20" draw:text-style-name="P3" draw:layer="layout" svg:width="5.307cm" svg:height="1.276cm" svg:x="1.165cm" svg:y="1.25cm">
          <draw:text-box>
            <text:p text:style-name="P3"><text:span text:style-name="T1">SITELINKS</text:span></text:p>
          </draw:text-box>
        </draw:frame>
        <draw:custom-shape draw:style-name="gr3" draw:text-style-name="P1" draw:layer="layout" svg:width="18.996cm" svg:height="2.425cm" svg:x="7.533cm" svg:y="5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8.107cm" svg:height="1.455cm" svg:x="8.139cm" svg:y="6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cm" svg:height="1.05cm" svg:x="2.45cm" svg:y="5.9cm">
          <text:p text:style-name="P1">sitelinks_box</text:p>
          <draw:enhanced-geometry svg:viewBox="0 0 21600 21600" draw:mirror-horizontal="true" draw:mirror-vertical="false" draw:type="line-callout-1" draw:modifiers="-6536.14752277272 17551.284490961 -1180.53765829816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4.203cm" svg:height="1.172cm" svg:x="8.624cm" svg:y="6.483cm">
          <text:p text:style-name="P1">Link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162cm" svg:height="1.172cm" svg:x="13.03cm" svg:y="6.483cm">
          <text:p text:style-name="P1">Link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5cm" svg:height="1.05cm" svg:x="2.4cm" svg:y="7.2cm">
          <text:p text:style-name="P1">sitelinks_item</text:p>
          <draw:enhanced-geometry svg:viewBox="0 0 21600 21600" draw:mirror-horizontal="true" draw:mirror-vertical="false" draw:type="line-callout-1" draw:modifiers="-10045.3830599865 4418.648905804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4.163cm" svg:height="1.172cm" svg:x="17.354cm" svg:y="6.483cm">
          <text:p text:style-name="P1">Link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163cm" svg:height="1.172cm" svg:x="21.679cm" svg:y="6.483cm">
          <text:p text:style-name="P1">Link4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372cm" svg:height="0.777cm" svg:x="14cm" svg:y="5.584cm">
          <draw:text-box>
            <text:p text:style-name="P2">{SITELINKS}</text:p>
          </draw:text-box>
        </draw:frame>
      </draw:page>
      <draw:page draw:name="page5" draw:style-name="dp1" draw:master-page-name="Обычный">
        <draw:frame draw:style-name="gr20" draw:text-style-name="P3" draw:layer="layout" svg:width="11.678cm" svg:height="1.276cm" svg:x="1.165cm" svg:y="1.25cm">
          <draw:text-box>
            <text:p text:style-name="P3"><text:span text:style-name="T1">TABLEs &amp; DIVs OF CORE</text:span></text:p>
          </draw:text-box>
        </draw:frame>
        <draw:custom-shape draw:style-name="gr21" draw:text-style-name="P1" draw:layer="Разметка" svg:width="18.996cm" svg:height="2.425cm" svg:x="7.533cm" svg:y="5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Разметка" svg:width="18.107cm" svg:height="1.455cm" svg:x="8.139cm" svg:y="6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Разметка" svg:width="4.5cm" svg:height="1.05cm" svg:x="2.45cm" svg:y="5.9cm">
          <text:p text:style-name="P1">sitelinks_box</text:p>
          <draw:enhanced-geometry svg:viewBox="0 0 21600 21600" draw:mirror-horizontal="true" draw:mirror-vertical="false" draw:type="line-callout-1" draw:modifiers="-6536.14752277272 17551.284490961 -1180.53765829816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2" draw:text-style-name="P1" draw:layer="Разметка" svg:width="4.203cm" svg:height="1.172cm" svg:x="8.624cm" svg:y="6.483cm">
          <text:p text:style-name="P1">Link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Разметка" svg:width="4.162cm" svg:height="1.172cm" svg:x="13.03cm" svg:y="6.483cm">
          <text:p text:style-name="P1">Link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Разметка" svg:width="4.45cm" svg:height="1.05cm" svg:x="2.4cm" svg:y="7.2cm">
          <text:p text:style-name="P1">sitelinks_item</text:p>
          <draw:enhanced-geometry svg:viewBox="0 0 21600 21600" draw:mirror-horizontal="true" draw:mirror-vertical="false" draw:type="line-callout-1" draw:modifiers="-10045.3830599865 4418.648905804 -1193.79914625927 11365.17602283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1" draw:layer="Разметка" svg:width="4.163cm" svg:height="1.172cm" svg:x="17.354cm" svg:y="6.483cm">
          <text:p text:style-name="P1">Link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Разметка" svg:width="4.163cm" svg:height="1.172cm" svg:x="21.679cm" svg:y="6.483cm">
          <text:p text:style-name="P1">Link4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372cm" svg:height="0.777cm" svg:x="14cm" svg:y="5.584cm">
          <draw:text-box>
            <text:p text:style-name="P2">{SITELINKS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5T08:58:53</meta:creation-date>
    <dc:date>2014-06-05T10:51:49</dc:date>
    <meta:editing-duration>PT1H12M23S</meta:editing-duration>
    <meta:editing-cycles>15</meta:editing-cycles>
    <meta:generator>LibreOffice/4.0.4.2$Linux_x86 LibreOffice_project/400m0$Build-2</meta:generator>
    <meta:document-statistic meta:object-count="97"/>
  </office:meta>
</office:document-meta>
</file>